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09000001CDDA772390.png"/>
  <manifest:file-entry manifest:media-type="image/png" manifest:full-path="Pictures/1000020100000168000000D01763C397.png"/>
  <manifest:file-entry manifest:media-type="image/png" manifest:full-path="Pictures/10000201000000CA000000991A6E1D1F.png"/>
  <manifest:file-entry manifest:media-type="image/png" manifest:full-path="Pictures/10000201000000B50000009AAB65E700.png"/>
  <manifest:file-entry manifest:media-type="image/png" manifest:full-path="Pictures/10000201000001C9000001B27A8D667A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svg:stroke-opacity="100%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937cm" svg:height="2.286cm" svg:x="3.159cm" svg:y="3.159cm">
          <text:p/>
        </draw:rect>
        <draw:rect draw:style-name="gr2" draw:text-style-name="P1" draw:layer="layout" svg:width="3.937cm" svg:height="2.286cm" svg:x="3.159cm" svg:y="8.62cm">
          <text:p text:style-name="P1">3-colorability</text:p>
        </draw:rect>
        <draw:rect draw:style-name="gr3" draw:text-style-name="P1" draw:layer="layout" svg:width="3.937cm" svg:height="2.286cm" svg:x="3.16cm" svg:y="3.159cm">
          <text:p text:style-name="P1">3SAT</text:p>
        </draw:rect>
        <draw:rect draw:style-name="gr3" draw:text-style-name="P1" draw:layer="layout" svg:width="3.937cm" svg:height="2.286cm" svg:x="11.795cm" svg:y="8.62cm">
          <text:p text:style-name="P1">3-C output</text:p>
        </draw:rect>
        <draw:rect draw:style-name="gr3" draw:text-style-name="P1" draw:layer="layout" svg:width="3.937cm" svg:height="2.286cm" svg:x="11.795cm" svg:y="3.159cm">
          <text:p text:style-name="P1">3SAT-output</text:p>
        </draw:rect>
        <draw:line draw:style-name="gr4" draw:text-style-name="P1" draw:layer="layout" svg:x1="7.096cm" svg:y1="4.302cm" svg:x2="11.922cm" svg:y2="4.302cm">
          <text:p/>
        </draw:line>
        <draw:line draw:style-name="gr4" draw:text-style-name="P1" draw:layer="layout" svg:x1="7.096cm" svg:y1="9.89cm" svg:x2="11.922cm" svg:y2="9.89cm">
          <text:p/>
        </draw:line>
        <draw:line draw:style-name="gr4" draw:text-style-name="P1" draw:layer="layout" svg:x1="4.937cm" svg:y1="5.445cm" svg:x2="4.937cm" svg:y2="8.747cm">
          <text:p/>
        </draw:line>
        <draw:line draw:style-name="gr4" draw:text-style-name="P1" draw:layer="layout" svg:x1="13.7cm" svg:y1="5.445cm" svg:x2="13.7cm" svg:y2="8.62cm">
          <text:p/>
        </draw:line>
        <draw:frame draw:style-name="gr5" draw:text-style-name="P1" draw:layer="layout" svg:width="2.09cm" svg:height="0.963cm" svg:x="2.974cm" svg:y="6.514cm">
          <draw:text-box>
            <text:p text:style-name="P1">f</text:p>
          </draw:text-box>
        </draw:frame>
        <draw:frame draw:style-name="gr5" draw:text-style-name="P1" draw:layer="layout" svg:width="2.09cm" svg:height="0.963cm" svg:x="13.827cm" svg:y="6.461cm">
          <draw:text-box>
            <text:p text:style-name="P1">h</text:p>
          </draw:text-box>
        </draw:frame>
        <draw:frame draw:style-name="gr6" draw:text-style-name="P1" draw:layer="layout" svg:width="12.243cm" svg:height="12.065cm" svg:x="3.616cm" svg:y="13.319cm">
          <draw:image xlink:href="Pictures/10000201000001C9000001B27A8D667A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6" draw:text-style-name="P1" draw:layer="layout" svg:width="8.128cm" svg:height="6.985cm" svg:x="5.064cm" svg:y="2.27cm">
          <draw:image xlink:href="Pictures/10000201000000B50000009AAB65E700.png" xlink:type="simple" xlink:show="embed" xlink:actuate="onLoad">
            <text:p/>
          </draw:image>
        </draw:frame>
        <draw:frame draw:style-name="gr5" draw:text-style-name="P1" draw:layer="layout" svg:width="7.678cm" svg:height="0.963cm" svg:x="5.387cm" svg:y="9.943cm">
          <draw:text-box>
            <text:p text:style-name="P1">Gadget 1</text:p>
          </draw:text-box>
        </draw:frame>
        <draw:frame draw:style-name="gr6" draw:text-style-name="P1" draw:layer="layout" svg:width="8.071cm" svg:height="6.985cm" svg:x="5.248cm" svg:y="12.43cm">
          <draw:image xlink:href="Pictures/10000201000000CA000000991A6E1D1F.png" xlink:type="simple" xlink:show="embed" xlink:actuate="onLoad">
            <text:p/>
          </draw:image>
        </draw:frame>
        <draw:frame draw:style-name="gr5" draw:text-style-name="P1" draw:layer="layout" svg:width="3.114cm" svg:height="0.963cm" svg:x="7.538cm" svg:y="19.796cm">
          <draw:text-box>
            <text:p text:style-name="P1">Gadget 2</text:p>
          </draw:text-box>
        </draw:frame>
        <draw:frame draw:style-name="gr6" draw:text-style-name="P1" draw:layer="layout" svg:width="13.589cm" svg:height="6.604cm" svg:x="2.905cm" svg:y="22.082cm">
          <draw:image xlink:href="Pictures/1000020100000168000000D01763C397.png" xlink:type="simple" xlink:show="embed" xlink:actuate="onLoad">
            <text:p/>
          </draw:image>
        </draw:frame>
        <draw:frame draw:style-name="gr5" draw:text-style-name="P1" draw:layer="layout" svg:width="3.114cm" svg:height="0.963cm" svg:x="7.985cm" svg:y="29.321cm">
          <draw:text-box>
            <text:p text:style-name="P1">Gadget 3</text:p>
          </draw:text-box>
        </draw:frame>
      </draw:page>
      <draw:page draw:name="page3" draw:style-name="dp1" draw:master-page-name="Default">
        <draw:frame draw:style-name="gr6" draw:text-style-name="P1" draw:layer="layout" svg:width="15.418cm" svg:height="9.147cm" svg:x="3.03cm" svg:y="3.889cm">
          <draw:image xlink:href="Pictures/1000020100000309000001CDDA77239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nsheng Zhang</meta:initial-creator>
    <meta:creation-date>2015-02-08T20:43:01</meta:creation-date>
    <dc:date>2015-03-01T23:07:03</dc:date>
    <dc:creator>Minsheng Zhang</dc:creator>
    <meta:editing-duration>PT5H41M18S</meta:editing-duration>
    <meta:editing-cycles>17</meta:editing-cycles>
    <meta:generator>OpenOffice/4.1.0$Unix OpenOffice.org_project/410m18$Build-9764</meta:generator>
    <meta:document-statistic meta:object-count="19"/>
  </office:meta>
</office:document-meta>
</file>